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2463e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paragraph-rsid="002463ed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463ed" officeooo:paragraph-rsid="002463e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34ec1"/>
    </style:style>
    <style:style style:name="T6" style:family="text">
      <style:text-properties fo:language="en" fo:country="US" officeooo:rsid="002463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0th</text:span> of <text:span text:style-name="T5">February</text:span><text:span text:style-name="T3"> </text:span>202<text:span text:style-name="T4">6</text:span> under the <text:span text:style-name="T5">59th</text:span> PA Meeting.</text:p>
      <text:p text:style-name="P1"/>
      <text:p text:style-name="P1">The Assembly, recognising the current situation,</text:p>
      <text:p text:style-name="P1"/>
      <text:p text:style-name="P6">Constitutes the need to extend upon Article 2.1 of the Charter regarding the unlimited jurisdiction over the Nether, specifically creating a new PA norm which stated that the PA cannot unilaterally and unreasonably amend the borders of recognized entities on the netherroof.</text:p>
      <text:p text:style-name="P1"/>
      <text:p text:style-name="P1">And proceeds.</text:p>
      <text:p text:style-name="P1"/>
      <text:p text:style-name="P1">Signed by,</text:p>
      <text:p text:style-name="P5"><text:span text:style-name="T6">Eldegron</text:span></text:p>
      <text:p text:style-name="P1"/>
      <text:p text:style-name="P1"/>
      <text:p text:style-name="P1"/>
      <text:p text:style-name="P3"><text:span text:style-name="T1">[</text:span><text:span text:style-name="T2">Motion 59-7: To amend C2.1 regarding the Neth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1T20:15:22.348260431</dc:date>
    <meta:editing-duration>PT9M35S</meta:editing-duration>
    <meta:editing-cycles>15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76" meta:character-count="490" meta:non-whitespace-character-count="421"/>
  </office:meta>
</office:document-meta>
</file>